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progres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toolpanel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" manifest:full-path="Object 1/Configurations2/statusbar/"/>
  <manifest:file-entry manifest:media-type="application/vnd.sun.xml.ui.configuration" manifest:full-path="Object 1/Configurations2/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2/content.xml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progres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toolpanel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" manifest:full-path="Object 2/Configurations2/statusbar/"/>
  <manifest:file-entry manifest:media-type="application/vnd.sun.xml.ui.configuration" manifest:full-path="Object 2/Configurations2/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3/content.xml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progres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toolpanel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" manifest:full-path="Object 3/Configurations2/statusbar/"/>
  <manifest:file-entry manifest:media-type="application/vnd.sun.xml.ui.configuration" manifest:full-path="Object 3/Configurations2/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Object 4/content.xml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progres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toolpanel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" manifest:full-path="Object 4/Configurations2/statusbar/"/>
  <manifest:file-entry manifest:media-type="application/vnd.sun.xml.ui.configuration" manifest:full-path="Object 4/Configurations2/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Object 5/content.xml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progres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toolpanel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" manifest:full-path="Object 5/Configurations2/statusbar/"/>
  <manifest:file-entry manifest:media-type="application/vnd.sun.xml.ui.configuration" manifest:full-path="Object 5/Configurations2/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Object 6/content.xml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progres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toolpanel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" manifest:full-path="Object 6/Configurations2/statusbar/"/>
  <manifest:file-entry manifest:media-type="application/vnd.sun.xml.ui.configuration" manifest:full-path="Object 6/Configurations2/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382cm"/>
    </style:style>
    <style:style style:name="co3" style:family="table-column">
      <style:table-column-properties fo:break-before="auto" style:column-width="6.923cm"/>
    </style:style>
    <style:style style:name="co4" style:family="table-column">
      <style:table-column-properties fo:break-before="auto" style:column-width="6.431cm"/>
    </style:style>
    <style:style style:name="co5" style:family="table-column">
      <style:table-column-properties fo:break-before="auto" style:column-width="3.94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4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 style:protect="siz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a=</text:p>
          </table:table-cell>
          <table:table-cell office:value-type="float" office:value="220">
            <text:p>220</text:p>
          </table:table-cell>
          <table:table-cell/>
          <table:table-cell>
            <draw:frame table:end-cell-address="Sheet1.D2" table:end-x="2.605cm" table:end-y="0.08cm" draw:z-index="5" draw:style-name="gr1" svg:width="2.605cm" svg:height="0.529cm" svg:x="0cm" svg:y="0cm">
              <draw:object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/>
        </table:table-row>
        <table:table-row table:style-name="ro1">
          <table:table-cell office:value-type="string">
            <text:p>b=</text:p>
          </table:table-cell>
          <table:table-cell office:value-type="float" office:value="211">
            <text:p>211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2">
          <table:table-cell office:value-type="string">
            <text:p>k</text:p>
          </table:table-cell>
          <table:table-cell>
            <draw:frame table:end-cell-address="Sheet1.B4" table:end-x="3.425cm" table:end-y="0.529cm" draw:z-index="1" draw:style-name="gr1" svg:width="3.425cm" svg:height="0.529cm" svg:x="0cm" svg:y="0cm"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>
            <draw:frame table:end-cell-address="Sheet1.C4" table:end-x="3.653cm" table:end-y="0.529cm" draw:z-index="2" draw:style-name="gr1" svg:width="3.653cm" svg:height="0.529cm" svg:x="0cm" svg:y="0cm">
              <draw:object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>
            <draw:frame table:end-cell-address="Sheet1.D4" table:end-x="3.488cm" table:end-y="0.529cm" draw:z-index="3" draw:style-name="gr1" svg:width="3.488cm" svg:height="0.529cm" svg:x="0cm" svg:y="0cm">
              <draw:object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>
            <draw:frame table:end-cell-address="Sheet1.E4" table:end-x="2.007cm" table:end-y="1.234cm" draw:z-index="4" draw:style-name="gr1" svg:width="2.007cm" svg:height="1.234cm" svg:x="0cm" svg:y="0cm">
              <draw:object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[.B1]" office:value-type="float" office:value="220">
            <text:p>2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" office:value-type="float" office:value="211">
            <text:p>21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FLOOR([.B5]/[.B6]; 1)"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5]-[.E6]*[.B6]" office:value-type="float" office:value="9">
            <text:p>9</text:p>
          </table:table-cell>
          <table:table-cell table:formula="of:=[.C5]-[.E6]*[.C6]" office:value-type="float" office:value="1">
            <text:p>1</text:p>
          </table:table-cell>
          <table:table-cell table:formula="of:=[.D5]-[.E6]*[.D6]" office:value-type="float" office:value="-1">
            <text:p>-1</text:p>
          </table:table-cell>
          <table:table-cell table:formula="of:=FLOOR([.B6]/[.B7]; 1)" office:value-type="float" office:value="23">
            <text:p>23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6]-[.E7]*[.B7]" office:value-type="float" office:value="4">
            <text:p>4</text:p>
          </table:table-cell>
          <table:table-cell table:formula="of:=[.C6]-[.E7]*[.C7]" office:value-type="float" office:value="-23">
            <text:p>-23</text:p>
          </table:table-cell>
          <table:table-cell table:formula="of:=[.D6]-[.E7]*[.D7]" office:value-type="float" office:value="24">
            <text:p>24</text:p>
          </table:table-cell>
          <table:table-cell table:formula="of:=FLOOR([.B7]/[.B8]; 1)" office:value-type="float" office:value="2">
            <text:p>2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7]-[.E8]*[.B8]" office:value-type="float" office:value="1">
            <text:p>1</text:p>
          </table:table-cell>
          <table:table-cell table:formula="of:=[.C7]-[.E8]*[.C8]" office:value-type="float" office:value="47">
            <text:p>47</text:p>
          </table:table-cell>
          <table:table-cell table:formula="of:=[.D7]-[.E8]*[.D8]" office:value-type="float" office:value="-49">
            <text:p>-49</text:p>
          </table:table-cell>
          <table:table-cell table:formula="of:=FLOOR([.B8]/[.B9]; 1)" office:value-type="float" office:value="4">
            <text:p>4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8]-[.E9]*[.B9]" office:value-type="float" office:value="0">
            <text:p>0</text:p>
          </table:table-cell>
          <table:table-cell table:formula="of:=[.C8]-[.E9]*[.C9]" office:value-type="float" office:value="-211">
            <text:p>-211</text:p>
          </table:table-cell>
          <table:table-cell table:formula="of:=[.D8]-[.E9]*[.D9]" office:value-type="float" office:value="220">
            <text:p>220</text:p>
          </table:table-cell>
          <table:table-cell table:formula="of:=FLOOR([.B9]/[.B10]; 1)" office:value-type="float" office:value="0">
            <text:p>#DIV/0!</text:p>
          </table:table-cell>
        </table:table-row>
        <table:table-row table:style-name="ro1">
          <table:table-cell table:number-columns-repeated="3"/>
          <table:table-cell>
            <draw:frame table:end-cell-address="Sheet1.D12" table:end-x="0.201cm" table:end-y="0.022cm" draw:z-index="0" draw:style-name="gr1" svg:width="0.201cm" svg:height="0.469cm" svg:x="0cm" svg:y="0.003cm"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DejaVu Sans" style:language-asian="zh" style:country-asian="CN" style:font-name-complex="DejaVu Sans Condensed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UMing H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27">27.03.2011</text:date>, <text:time>13:50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Vladimir Rutsky</meta:initial-creator>
    <meta:creation-date>2011-03-27T13:17:17</meta:creation-date>
    <dc:date>2011-03-27T13:50:46</dc:date>
    <dc:creator>Vladimir Rutsky</dc:creator>
    <meta:editing-duration>PT33M30S</meta:editing-duration>
    <meta:editing-cycles>10</meta:editing-cycles>
    <meta:generator>LibreOffice/3.3$Unix LibreOffice_project/330m19$Build-8</meta:generator>
    <meta:document-statistic meta:table-count="3" meta:cell-count="34" meta:object-count="6"/>
  </office:meta>
</office:document-meta>
</file>

<file path=Object 1/content.xml><?xml version="1.0" encoding="utf-8"?>
<math xmlns="http://www.w3.org/1998/Math/MathML"/>
</file>

<file path=Object 2/content.xml><?xml version="1.0" encoding="utf-8"?>
<math xmlns="http://www.w3.org/1998/Math/MathML">
  <semantics>
    <mrow>
      <mrow>
        <msub>
          <mi>r</mi>
          <mi>k</mi>
        </msub>
        <mo stretchy="false">=</mo>
        <mrow>
          <msub>
            <mi>r</mi>
            <mrow>
              <mi>k</mi>
              <mo stretchy="false">−</mo>
              <mn>2</mn>
            </mrow>
          </msub>
          <mo stretchy="false">−</mo>
          <msub>
            <mi>q</mi>
            <mrow>
              <mi>k</mi>
              <mo stretchy="false">−</mo>
              <mn>1</mn>
            </mrow>
          </msub>
        </mrow>
      </mrow>
      <msub>
        <mi>r</mi>
        <mrow>
          <mi>k</mi>
          <mo stretchy="false">−</mo>
          <mn>1</mn>
        </mrow>
      </msub>
    </mrow>
    <annotation encoding="StarMath 5.0">r_k = r_{k-2}-q_{k-1}r_{k-1}
</annotation>
  </semantics>
</math>
</file>

<file path=Object 3/content.xml><?xml version="1.0" encoding="utf-8"?>
<math xmlns="http://www.w3.org/1998/Math/MathML">
  <semantics>
    <mrow>
      <mrow>
        <msub>
          <mo stretchy="false">α</mo>
          <mi>k</mi>
        </msub>
        <mo stretchy="false">=</mo>
        <mrow>
          <msub>
            <mo stretchy="false">α</mo>
            <mrow>
              <mi>k</mi>
              <mo stretchy="false">−</mo>
              <mn>2</mn>
            </mrow>
          </msub>
          <mo stretchy="false">−</mo>
          <msub>
            <mi>q</mi>
            <mrow>
              <mi>k</mi>
              <mo stretchy="false">−</mo>
              <mn>1</mn>
            </mrow>
          </msub>
        </mrow>
      </mrow>
      <msub>
        <mo stretchy="false">α</mo>
        <mrow>
          <mi>k</mi>
          <mo stretchy="false">−</mo>
          <mn>1</mn>
        </mrow>
      </msub>
    </mrow>
    <annotation encoding="StarMath 5.0">%alpha_k=%alpha_{k-2}-q_{k-1}%alpha_{k-1}</annotation>
  </semantics>
</math>
</file>

<file path=Object 4/content.xml><?xml version="1.0" encoding="utf-8"?>
<math xmlns="http://www.w3.org/1998/Math/MathML">
  <semantics>
    <mrow>
      <mrow>
        <msub>
          <mo stretchy="false">β</mo>
          <mi>k</mi>
        </msub>
        <mo stretchy="false">=</mo>
        <mrow>
          <msub>
            <mo stretchy="false">β</mo>
            <mrow>
              <mi>k</mi>
              <mo stretchy="false">−</mo>
              <mn>2</mn>
            </mrow>
          </msub>
          <mo stretchy="false">−</mo>
          <msub>
            <mi>q</mi>
            <mrow>
              <mi>k</mi>
              <mo stretchy="false">−</mo>
              <mn>1</mn>
            </mrow>
          </msub>
        </mrow>
      </mrow>
      <msub>
        <mo stretchy="false">β</mo>
        <mrow>
          <mi>k</mi>
          <mo stretchy="false">−</mo>
          <mn>1</mn>
        </mrow>
      </msub>
    </mrow>
    <annotation encoding="StarMath 5.0">%beta_k=%beta_{k-2}-q_{k-1}%beta_{k-1}</annotation>
  </semantics>
</math>
</file>

<file path=Object 5/content.xml><?xml version="1.0" encoding="utf-8"?>
<math xmlns="http://www.w3.org/1998/Math/MathML">
  <semantics>
    <mrow>
      <msub>
        <mi>q</mi>
        <mi>k</mi>
      </msub>
      <mo stretchy="false">=</mo>
      <mfenced open="⌊" close="⌋">
        <mfrac>
          <msub>
            <mi>r</mi>
            <mrow>
              <mi>k</mi>
              <mo stretchy="false">−</mo>
              <mn>1</mn>
            </mrow>
          </msub>
          <msub>
            <mi>r</mi>
            <mi>k</mi>
          </msub>
        </mfrac>
      </mfenced>
    </mrow>
    <annotation encoding="StarMath 5.0">q_k = left lfloor {r_{k-1}} over {r_k} right rfloor</annotation>
  </semantics>
</math>
</file>

<file path=Object 6/content.xml><?xml version="1.0" encoding="utf-8"?>
<math xmlns="http://www.w3.org/1998/Math/MathML">
  <semantics>
    <mrow>
      <mrow>
        <msub>
          <mi>r</mi>
          <mi>k</mi>
        </msub>
        <mo stretchy="false">=</mo>
        <msub>
          <mo stretchy="false">α</mo>
          <mi>k</mi>
        </msub>
      </mrow>
      <mrow>
        <mi>a</mi>
        <mo stretchy="false">+</mo>
        <msub>
          <mo stretchy="false">β</mo>
          <mi>k</mi>
        </msub>
      </mrow>
      <mi>b</mi>
    </mrow>
    <annotation encoding="StarMath 5.0">r_k=%alpha_k a+%beta_k b</annotation>
  </semantics>
</math>
</file>